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line-height="100%" fo:margin-left="0.25in">
        <style:tab-stops/>
      </style:paragraph-properties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6" style:parent-style-name="Normal" style:list-style-name="LFO2" style:family="paragraph">
      <style:paragraph-properties fo:margin-top="0.0694in" fo:margin-bottom="0.0694in" fo:line-height="100%" fo:background-color="#FFFFFF"/>
      <style:text-properties style:font-name-asian="Times New Roman" style:font-name-complex="Calibri" fo:color="#24292E" style:language-asian="en" style:country-asian="GB"/>
    </style:style>
    <style:style style:name="P7" style:parent-style-name="Normal" style:list-style-name="LFO2" style:family="paragraph">
      <style:paragraph-properties fo:margin-top="0.0416in" fo:margin-bottom="0.0694in" fo:line-height="100%" fo:background-color="#FFFFFF"/>
      <style:text-properties style:font-name-asian="Times New Roman" style:font-name-complex="Calibri" fo:color="#24292E" style:language-asian="en" style:country-asian="GB"/>
    </style:style>
    <style:style style:name="P8" style:parent-style-name="Normal" style:list-style-name="LFO2" style:family="paragraph">
      <style:paragraph-properties fo:margin-top="0.0416in" fo:margin-bottom="0.0694in" fo:line-height="100%" fo:background-color="#FFFFFF"/>
      <style:text-properties style:font-name-asian="Times New Roman" style:font-name-complex="Calibri" fo:color="#24292E" style:language-asian="en" style:country-asian="GB"/>
    </style:style>
    <style:style style:name="P9" style:parent-style-name="Normal" style:list-style-name="LFO2" style:family="paragraph">
      <style:paragraph-properties fo:margin-top="0.0416in" fo:margin-bottom="0.0694in" fo:line-height="100%" fo:background-color="#FFFFFF"/>
      <style:text-properties style:font-name-asian="Times New Roman" style:font-name-complex="Calibri" fo:color="#24292E" style:language-asian="en" style:country-asian="GB"/>
    </style:style>
    <style:style style:name="P10" style:parent-style-name="Normal" style:list-style-name="LFO2" style:family="paragraph">
      <style:paragraph-properties fo:margin-top="0.0694in" fo:margin-bottom="0.0694in" fo:line-height="100%" fo:background-color="#FFFFFF"/>
      <style:text-properties style:font-name-asian="Times New Roman" style:font-name-complex="Calibri" fo:color="#24292E" style:language-asian="en" style:country-asian="GB"/>
    </style:style>
    <style:style style:name="P11" style:parent-style-name="Normal" style:list-style-name="LFO2" style:family="paragraph">
      <style:paragraph-properties fo:margin-top="0.0416in" fo:margin-bottom="0.0694in" fo:line-height="100%" fo:background-color="#FFFFFF"/>
      <style:text-properties style:font-name-asian="Times New Roman" style:font-name-complex="Calibri" fo:color="#24292E" style:language-asian="en" style:country-asian="GB"/>
    </style:style>
    <style:style style:name="P12" style:parent-style-name="Normal" style:list-style-name="LFO2" style:family="paragraph">
      <style:paragraph-properties fo:margin-top="0.0416in" fo:margin-bottom="0.0694in" fo:line-height="100%" fo:background-color="#FFFFFF"/>
      <style:text-properties style:font-name-asian="Times New Roman" style:font-name-complex="Calibri" fo:color="#24292E" style:language-asian="en" style:country-asian="GB"/>
    </style:style>
    <style:style style:name="P13" style:parent-style-name="Normal" style:list-style-name="LFO2" style:family="paragraph">
      <style:paragraph-properties fo:margin-top="0.0416in" fo:margin-bottom="0.0694in" fo:line-height="100%" fo:background-color="#FFFFFF"/>
      <style:text-properties style:font-name-asian="Times New Roman" style:font-name-complex="Calibri" fo:color="#24292E" style:language-asian="en" style:country-asian="GB"/>
    </style:style>
    <style:style style:name="P14" style:parent-style-name="Normal" style:list-style-name="LFO2" style:family="paragraph">
      <style:paragraph-properties fo:margin-top="0.0416in" fo:margin-bottom="0.0694in" fo:line-height="100%" fo:background-color="#FFFFFF"/>
      <style:text-properties style:font-name-asian="Times New Roman" style:font-name-complex="Calibri" fo:color="#24292E" style:language-asian="en" style:country-asian="GB"/>
    </style:style>
    <style:style style:name="P15" style:parent-style-name="ListParagraph" style:list-style-name="LFO2" style:family="paragraph">
      <style:paragraph-properties fo:line-height="100%"/>
    </style:style>
    <style:style style:name="T16" style:parent-style-name="DefaultParagraphFont" style:family="text">
      <style:text-properties style:font-name-complex="Calibri" fo:color="#505050" fo:background-color="#FFFFFF"/>
    </style:style>
    <style:style style:name="T17" style:parent-style-name="DefaultParagraphFont" style:family="text">
      <style:text-properties style:font-name-complex="Calibri" fo:color="#505050"/>
    </style:style>
    <style:style style:name="P18" style:parent-style-name="Normal" style:family="paragraph">
      <style:paragraph-properties fo:margin-left="0.25in">
        <style:tab-stops/>
      </style:paragraph-properties>
    </style:style>
    <style:style style:name="T19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1" style:parent-style-name="ListParagraph" style:list-style-name="LFO2" style:family="paragraph">
      <style:paragraph-properties fo:line-height="100%"/>
    </style:style>
    <style:style style:name="P22" style:parent-style-name="ListParagraph" style:list-style-name="LFO2" style:family="paragraph">
      <style:paragraph-properties fo:line-height="100%"/>
    </style:style>
    <style:style style:name="P23" style:parent-style-name="ListParagraph" style:list-style-name="LFO2" style:family="paragraph">
      <style:paragraph-properties fo:line-height="100%"/>
    </style:style>
    <style:style style:name="P24" style:parent-style-name="ListParagraph" style:list-style-name="LFO2" style:family="paragraph">
      <style:paragraph-properties fo:line-height="100%"/>
    </style:style>
    <style:style style:name="P25" style:parent-style-name="ListParagraph" style:list-style-name="LFO2" style:family="paragraph">
      <style:paragraph-properties fo:line-height="100%"/>
    </style:style>
    <style:style style:name="P26" style:parent-style-name="Normal" style:family="paragraph">
      <style:paragraph-properties fo:margin-left="0.25in">
        <style:tab-stops/>
      </style:paragraph-properties>
    </style:style>
    <style:style style:name="T27" style:parent-style-name="DefaultParagraphFont" style:family="text">
      <style:text-properties style:font-name-complex="Calibri" fo:color="#505050"/>
    </style:style>
    <style:style style:name="T28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0" style:parent-style-name="ListParagraph" style:family="paragraph">
      <style:text-properties fo:font-weight="bold" style:font-weight-asian="bold" style:font-weight-complex="bold" fo:font-size="14pt" style:font-size-asian="14pt" style:font-size-complex="14pt"/>
    </style:style>
    <style:style style:name="P31" style:parent-style-name="ListParagraph" style:list-style-name="LFO2" style:family="paragraph"/>
    <style:style style:name="T32" style:parent-style-name="DefaultParagraphFont" style:family="text">
      <style:text-properties style:font-name-complex="Calibri" fo:color="#505050" fo:background-color="#FFFFFF"/>
    </style:style>
    <style:style style:name="P33" style:parent-style-name="ListParagraph" style:list-style-name="LFO2" style:family="paragraph"/>
    <style:style style:name="T34" style:parent-style-name="DefaultParagraphFont" style:family="text">
      <style:text-properties style:font-name-complex="Calibri" fo:color="#505050" fo:background-color="#FFFFFF"/>
    </style:style>
    <style:style style:name="T35" style:parent-style-name="DefaultParagraphFont" style:family="text">
      <style:text-properties style:font-name-complex="Calibri" fo:color="#505050" fo:background-color="#FFFFFF"/>
    </style:style>
    <style:style style:name="T36" style:parent-style-name="DefaultParagraphFont" style:family="text">
      <style:text-properties style:font-name-complex="Calibri" fo:color="#505050" fo:background-color="#FFFFFF"/>
    </style:style>
    <style:style style:name="T37" style:parent-style-name="DefaultParagraphFont" style:family="text">
      <style:text-properties style:font-name-complex="Calibri" fo:color="#505050" fo:background-color="#FFFFFF"/>
    </style:style>
    <style:style style:name="P38" style:parent-style-name="ListParagraph" style:list-style-name="LFO2" style:family="paragraph"/>
    <style:style style:name="T39" style:parent-style-name="DefaultParagraphFont" style:family="text">
      <style:text-properties style:font-name-complex="Calibri" fo:color="#505050" fo:background-color="#FFFFFF"/>
    </style:style>
    <style:style style:name="P40" style:parent-style-name="ListParagraph" style:list-style-name="LFO2" style:family="paragraph"/>
    <style:style style:name="T41" style:parent-style-name="DefaultParagraphFont" style:family="text">
      <style:text-properties style:font-name-complex="Calibri" fo:color="#505050" fo:background-color="#FFFFFF"/>
    </style:style>
    <style:style style:name="P42" style:parent-style-name="ListParagraph" style:list-style-name="LFO2" style:family="paragraph"/>
    <style:style style:name="P43" style:parent-style-name="ListParagraph" style:list-style-name="LFO2" style:family="paragraph"/>
    <style:style style:name="P44" style:parent-style-name="ListParagraph" style:list-style-name="LFO2" style:family="paragraph"/>
    <style:style style:name="P45" style:parent-style-name="ListParagraph" style:family="paragraph">
      <style:text-properties fo:font-weight="bold" style:font-weight-asian="bold" style:font-weight-complex="bold" fo:font-size="14pt" style:font-size-asian="14pt" style:font-size-complex="14pt"/>
    </style:style>
    <style:style style:name="P46" style:parent-style-name="ListParagraph" style:list-style-name="LFO2" style:family="paragraph"/>
    <style:style style:name="P47" style:parent-style-name="ListParagraph" style:list-style-name="LFO2" style:family="paragraph"/>
    <style:style style:name="P48" style:parent-style-name="ListParagraph" style:list-style-name="LFO2" style:family="paragraph"/>
    <style:style style:name="P49" style:parent-style-name="ListParagraph" style:list-style-name="LFO2" style:family="paragraph"/>
    <style:style style:name="P50" style:parent-style-name="ListParagraph" style:list-style-name="LFO2" style:family="paragraph"/>
    <style:style style:name="P51" style:parent-style-name="ListParagraph" style:list-style-name="LFO2" style:family="paragraph"/>
    <style:style style:name="P52" style:parent-style-name="ListParagraph" style:list-style-name="LFO2" style:family="paragraph"/>
    <style:style style:name="P53" style:parent-style-name="ListParagraph" style:list-style-name="LFO2" style:family="paragraph"/>
    <style:style style:name="P54" style:parent-style-name="ListParagraph" style:list-style-name="LFO2" style:family="paragraph"/>
    <style:style style:name="P55" style:parent-style-name="ListParagraph" style:family="paragraph">
      <style:text-properties fo:font-weight="bold" style:font-weight-asian="bold" style:font-weight-complex="bold" fo:font-size="14pt" style:font-size-asian="14pt" style:font-size-complex="14pt"/>
    </style:style>
    <style:style style:name="P56" style:parent-style-name="ListParagraph" style:list-style-name="LFO2" style:family="paragraph">
      <style:paragraph-properties fo:line-height="100%"/>
    </style:style>
    <style:style style:name="P57" style:parent-style-name="ListParagraph" style:list-style-name="LFO2" style:family="paragraph">
      <style:paragraph-properties fo:line-height="100%"/>
    </style:style>
    <style:style style:name="P58" style:parent-style-name="ListParagraph" style:list-style-name="LFO2" style:family="paragraph">
      <style:paragraph-properties fo:line-height="100%"/>
    </style:style>
    <style:style style:name="P59" style:parent-style-name="ListParagraph" style:list-style-name="LFO2" style:family="paragraph">
      <style:paragraph-properties fo:line-height="100%"/>
    </style:style>
    <style:style style:name="P60" style:parent-style-name="ListParagraph" style:list-style-name="LFO2" style:family="paragraph">
      <style:paragraph-properties fo:line-height="100%"/>
    </style:style>
    <style:style style:name="P61" style:parent-style-name="ListParagraph" style:list-style-name="LFO2" style:family="paragraph">
      <style:paragraph-properties fo:line-height="100%"/>
    </style:style>
    <style:style style:name="P62" style:parent-style-name="ListParagraph" style:list-style-name="LFO2" style:family="paragraph">
      <style:paragraph-properties fo:line-height="100%"/>
    </style:style>
    <style:style style:name="P63" style:parent-style-name="ListParagraph" style:list-style-name="LFO2" style:family="paragraph">
      <style:paragraph-properties fo:line-height="100%"/>
    </style:style>
    <style:style style:name="P64" style:parent-style-name="ListParagraph" style:list-style-name="LFO2" style:family="paragraph">
      <style:paragraph-properties fo:line-height="100%"/>
    </style:style>
    <style:style style:name="P65" style:parent-style-name="ListParagraph" style:list-style-name="LFO2" style:family="paragraph">
      <style:paragraph-properties fo:line-height="100%"/>
    </style:style>
    <style:style style:name="P66" style:parent-style-name="ListParagraph" style:list-style-name="LFO2" style:family="paragraph">
      <style:paragraph-properties fo:line-height="100%"/>
    </style:style>
    <style:style style:name="P67" style:parent-style-name="ListParagraph" style:list-style-name="LFO2" style:family="paragraph">
      <style:paragraph-properties fo:line-height="100%"/>
    </style:style>
    <style:style style:name="P68" style:parent-style-name="ListParagraph" style:list-style-name="LFO2" style:family="paragraph">
      <style:paragraph-properties fo:line-height="100%"/>
    </style:style>
    <style:style style:name="P69" style:parent-style-name="ListParagraph" style:list-style-name="LFO2" style:family="paragraph">
      <style:paragraph-properties fo:line-height="100%"/>
    </style:style>
    <style:style style:name="P70" style:parent-style-name="ListParagraph" style:family="paragraph">
      <style:text-properties fo:font-weight="bold" style:font-weight-asian="bold" style:font-weight-complex="bold" fo:font-size="14pt" style:font-size-asian="14pt" style:font-size-complex="14pt"/>
    </style:style>
    <style:style style:name="P71" style:parent-style-name="ListParagraph" style:list-style-name="LFO2" style:family="paragraph">
      <style:paragraph-properties fo:line-height="100%"/>
    </style:style>
    <style:style style:name="P72" style:parent-style-name="ListParagraph" style:list-style-name="LFO2" style:family="paragraph">
      <style:paragraph-properties fo:line-height="100%"/>
    </style:style>
    <style:style style:name="P73" style:parent-style-name="ListParagraph" style:list-style-name="LFO2" style:family="paragraph">
      <style:paragraph-properties fo:line-height="100%"/>
    </style:style>
    <style:style style:name="P74" style:parent-style-name="ListParagraph" style:list-style-name="LFO2" style:family="paragraph">
      <style:paragraph-properties fo:line-height="100%"/>
    </style:style>
    <style:style style:name="P75" style:parent-style-name="ListParagraph" style:list-style-name="LFO2" style:family="paragraph">
      <style:paragraph-properties fo:line-height="100%"/>
    </style:style>
    <style:style style:name="P76" style:parent-style-name="ListParagraph" style:list-style-name="LFO2" style:family="paragraph">
      <style:paragraph-properties fo:line-height="100%"/>
    </style:style>
    <style:style style:name="P77" style:parent-style-name="ListParagraph" style:list-style-name="LFO2" style:family="paragraph">
      <style:paragraph-properties fo:line-height="100%"/>
    </style:style>
    <style:style style:name="P78" style:parent-style-name="ListParagraph" style:list-style-name="LFO2" style:family="paragraph">
      <style:paragraph-properties fo:line-height="100%"/>
    </style:style>
    <style:style style:name="P79" style:parent-style-name="ListParagraph" style:list-style-name="LFO2" style:family="paragraph">
      <style:paragraph-properties fo:line-height="100%"/>
    </style:style>
    <style:style style:name="P80" style:parent-style-name="ListParagraph" style:list-style-name="LFO2" style:family="paragraph">
      <style:paragraph-properties fo:line-height="100%"/>
    </style:style>
    <style:style style:name="P81" style:parent-style-name="ListParagraph" style:list-style-name="LFO2" style:family="paragraph">
      <style:paragraph-properties fo:line-height="100%"/>
    </style:style>
    <style:style style:name="P82" style:parent-style-name="ListParagraph" style:family="paragraph">
      <style:text-properties fo:font-weight="bold" style:font-weight-asian="bold" style:font-weight-complex="bold" fo:font-size="14pt" style:font-size-asian="14pt" style:font-size-complex="14pt"/>
    </style:style>
    <style:style style:name="P83" style:parent-style-name="ListParagraph" style:list-style-name="LFO2" style:family="paragraph"/>
    <style:style style:name="P84" style:parent-style-name="ListParagraph" style:list-style-name="LFO2" style:family="paragraph"/>
    <style:style style:name="P85" style:parent-style-name="ListParagraph" style:list-style-name="LFO2" style:family="paragraph"/>
    <style:style style:name="P86" style:parent-style-name="ListParagraph" style:list-style-name="LFO2" style:family="paragraph"/>
    <style:style style:name="P87" style:parent-style-name="ListParagraph" style:list-style-name="LFO2" style:family="paragraph"/>
    <style:style style:name="P88" style:parent-style-name="ListParagraph" style:list-style-name="LFO2" style:family="paragraph"/>
    <style:style style:name="P89" style:parent-style-name="ListParagraph" style:list-style-name="LFO2" style:family="paragraph"/>
    <style:style style:name="P90" style:parent-style-name="ListParagraph" style:list-style-name="LFO2" style:family="paragraph"/>
    <style:style style:name="P91" style:parent-style-name="ListParagraph" style:list-style-name="LFO2" style:family="paragraph"/>
    <style:style style:name="T9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94" style:parent-style-name="ListParagraph" style:list-style-name="LFO2" style:family="paragraph">
      <style:paragraph-properties fo:line-height="100%"/>
    </style:style>
    <style:style style:name="P95" style:parent-style-name="ListParagraph" style:list-style-name="LFO2" style:family="paragraph">
      <style:paragraph-properties fo:line-height="100%"/>
    </style:style>
    <style:style style:name="P96" style:parent-style-name="ListParagraph" style:list-style-name="LFO2" style:family="paragraph">
      <style:paragraph-properties fo:line-height="100%"/>
    </style:style>
    <style:style style:name="P97" style:parent-style-name="ListParagraph" style:list-style-name="LFO2" style:family="paragraph">
      <style:paragraph-properties fo:line-height="100%"/>
    </style:style>
    <style:style style:name="T98" style:parent-style-name="DefaultParagraphFont" style:family="text">
      <style:text-properties style:text-position="super 63.6%"/>
    </style:style>
    <style:style style:name="P99" style:parent-style-name="ListParagraph" style:list-style-name="LFO2" style:family="paragraph">
      <style:paragraph-properties fo:line-height="100%"/>
    </style:style>
    <style:style style:name="P100" style:parent-style-name="ListParagraph" style:list-style-name="LFO2" style:family="paragraph">
      <style:paragraph-properties fo:line-height="100%"/>
    </style:style>
    <style:style style:name="T101" style:parent-style-name="DefaultParagraphFont" style:family="text">
      <style:text-properties style:text-position="super 63.6%"/>
    </style:style>
    <style:style style:name="P102" style:parent-style-name="ListParagraph" style:list-style-name="LFO2" style:family="paragraph">
      <style:paragraph-properties fo:line-height="100%"/>
    </style:style>
    <style:style style:name="P103" style:parent-style-name="ListParagraph" style:list-style-name="LFO2" style:family="paragraph">
      <style:paragraph-properties fo:line-height="100%"/>
    </style:style>
    <style:style style:name="T10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5" style:parent-style-name="DefaultParagraphFont" style:family="text">
      <style:text-properties fo:font-weight="bold" style:font-weight-asian="bold" style:font-weight-complex="bold" style:text-position="super 64.2%" fo:font-size="14pt" style:font-size-asian="14pt" style:font-size-complex="14pt"/>
    </style:style>
    <style:style style:name="T10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08" style:parent-style-name="ListParagraph" style:list-style-name="LFO2" style:family="paragraph"/>
    <style:style style:name="P109" style:parent-style-name="ListParagraph" style:list-style-name="LFO2" style:family="paragraph"/>
    <style:style style:name="P110" style:parent-style-name="ListParagraph" style:list-style-name="LFO2" style:family="paragraph"/>
    <style:style style:name="P111" style:parent-style-name="ListParagraph" style:list-style-name="LFO2" style:family="paragraph"/>
    <style:style style:name="T112" style:parent-style-name="DefaultParagraphFont" style:family="text">
      <style:text-properties style:text-position="super 63.6%"/>
    </style:style>
    <style:style style:name="P113" style:parent-style-name="ListParagraph" style:list-style-name="LFO2" style:family="paragraph"/>
    <style:style style:name="P114" style:parent-style-name="ListParagraph" style:list-style-name="LFO2" style:family="paragraph"/>
    <style:style style:name="T115" style:parent-style-name="DefaultParagraphFont" style:family="text">
      <style:text-properties style:text-position="super 63.6%"/>
    </style:style>
    <style:style style:name="P116" style:parent-style-name="ListParagraph" style:list-style-name="LFO2" style:family="paragraph"/>
    <style:style style:name="T117" style:parent-style-name="DefaultParagraphFont" style:family="text">
      <style:text-properties style:text-position="super 63.6%"/>
    </style:style>
    <style:style style:name="T11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1" style:parent-style-name="DefaultParagraphFont" style:family="text">
      <style:text-properties fo:font-weight="bold" style:font-weight-asian="bold" style:font-weight-complex="bold" style:text-position="super 64.2%" fo:font-size="14pt" style:font-size-asian="14pt" style:font-size-complex="14pt"/>
    </style:style>
    <style:style style:name="T12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24" style:parent-style-name="ListParagraph" style:list-style-name="LFO2" style:family="paragraph"/>
    <style:style style:name="P125" style:parent-style-name="ListParagraph" style:list-style-name="LFO2" style:family="paragraph"/>
    <style:style style:name="P126" style:parent-style-name="ListParagraph" style:list-style-name="LFO2" style:family="paragraph"/>
    <style:style style:name="P127" style:parent-style-name="ListParagraph" style:list-style-name="LFO2" style:family="paragraph"/>
    <style:style style:name="P128" style:parent-style-name="ListParagraph" style:list-style-name="LFO2" style:family="paragraph"/>
    <style:style style:name="T129" style:parent-style-name="DefaultParagraphFont" style:family="text">
      <style:text-properties style:text-position="super 63.6%"/>
    </style:style>
    <style:style style:name="P130" style:parent-style-name="ListParagraph" style:list-style-name="LFO2" style:family="paragraph"/>
    <style:style style:name="P131" style:parent-style-name="ListParagraph" style:list-style-name="LFO2" style:family="paragraph"/>
    <style:style style:name="T132" style:parent-style-name="DefaultParagraphFont" style:family="text">
      <style:text-properties style:text-position="super 63.6%"/>
    </style:style>
    <style:style style:name="P133" style:parent-style-name="ListParagraph" style:list-style-name="LFO2" style:family="paragraph">
      <style:paragraph-properties fo:line-height="100%"/>
    </style:style>
    <style:style style:name="P134" style:parent-style-name="ListParagraph" style:list-style-name="LFO2" style:family="paragraph">
      <style:paragraph-properties fo:line-height="100%"/>
    </style:style>
    <style:style style:name="T135" style:parent-style-name="DefaultParagraphFont" style:family="text">
      <style:text-properties style:text-position="super 63.6%"/>
    </style:style>
    <style:style style:name="P136" style:parent-style-name="ListParagraph" style:list-style-name="LFO2" style:family="paragraph">
      <style:paragraph-properties fo:line-height="100%"/>
    </style:style>
    <style:style style:name="P137" style:parent-style-name="ListParagraph" style:list-style-name="LFO2" style:family="paragraph">
      <style:paragraph-properties fo:line-height="100%"/>
    </style:style>
    <style:style style:name="T138" style:parent-style-name="DefaultParagraphFont" style:family="text">
      <style:text-properties style:text-position="super 63.6%"/>
    </style:style>
    <style:style style:name="P139" style:parent-style-name="ListParagraph" style:list-style-name="LFO2" style:family="paragraph">
      <style:paragraph-properties fo:line-height="100%"/>
    </style:style>
    <style:style style:name="P140" style:parent-style-name="ListParagraph" style:list-style-name="LFO2" style:family="paragraph">
      <style:paragraph-properties fo:line-height="100%"/>
    </style:style>
    <style:style style:name="T141" style:parent-style-name="DefaultParagraphFont" style:family="text">
      <style:text-properties style:text-position="super 63.6%"/>
    </style:style>
    <style:style style:name="P142" style:parent-style-name="ListParagraph" style:list-style-name="LFO2" style:family="paragraph">
      <style:paragraph-properties fo:line-height="100%"/>
    </style:style>
    <style:style style:name="P143" style:parent-style-name="ListParagraph" style:list-style-name="LFO2" style:family="paragraph">
      <style:paragraph-properties fo:line-height="100%"/>
    </style:style>
    <style:style style:name="T144" style:parent-style-name="DefaultParagraphFont" style:family="text">
      <style:text-properties style:text-position="super 63.6%"/>
    </style:style>
    <style:style style:name="P145" style:parent-style-name="ListParagraph" style:list-style-name="LFO2" style:family="paragraph">
      <style:paragraph-properties fo:line-height="100%"/>
    </style:style>
    <style:style style:name="P146" style:parent-style-name="ListParagraph" style:list-style-name="LFO2" style:family="paragraph">
      <style:paragraph-properties fo:line-height="100%"/>
    </style:style>
    <style:style style:name="T147" style:parent-style-name="DefaultParagraphFont" style:family="text">
      <style:text-properties style:text-position="super 63.6%"/>
    </style:style>
    <style:style style:name="P148" style:parent-style-name="ListParagraph" style:list-style-name="LFO2" style:family="paragraph">
      <style:paragraph-properties fo:line-height="100%"/>
    </style:style>
    <style:style style:name="P149" style:parent-style-name="ListParagraph" style:list-style-name="LFO2" style:family="paragraph">
      <style:paragraph-properties fo:line-height="100%"/>
    </style:style>
    <style:style style:name="T150" style:parent-style-name="DefaultParagraphFont" style:family="text">
      <style:text-properties style:text-position="super 63.6%"/>
    </style:style>
  </office:automatic-styles>
  <office:body>
    <office:text text:use-soft-page-breaks="true">
      <text:p text:style-name="P1"><text:span text:style-name="T2">BDD STORY FILE:</text:span></text:p>
      <text:p text:style-name="P3"><text:span text:style-name="T4">Features</text:span><text:span text:style-name="T5">:</text:span></text:p>
      <text:list text:style-name="LFO2" text:continue-numbering="true">
        <text:list-item>
          <text:p text:style-name="P6">By<text:s/>Entering<text:s/>city name,<text:s/>will<text:s/>get 5 day weather forecast</text:p>
        </text:list-item>
        <text:list-item>
          <text:p text:style-name="P7">By<text:s/>Selecting<text:s/>day,<text:s/>will<text:s/>get 3 hourly<text:s/>forecasts</text:p>
        </text:list-item>
        <text:list-item>
          <text:p text:style-name="P8">By<text:s/>Selecting<text:s/>day again, hide 3 hourly<text:s/>forecasts</text:p>
        </text:list-item>
        <text:list-item>
          <text:p text:style-name="P9">Daily forecast should summarise the<text:s/>3-hour<text:s/>data:</text:p>
        </text:list-item>
        <text:list-item>
          <text:p text:style-name="P10">Most dominant (or current) condition</text:p>
        </text:list-item>
        <text:list-item>
          <text:p text:style-name="P11">Most dominant (or current) wind speed and direction</text:p>
        </text:list-item>
        <text:list-item>
          <text:p text:style-name="P12">Aggregate rainfall</text:p>
        </text:list-item>
        <text:list-item>
          <text:p text:style-name="P13">Minimum and maximum temperatures</text:p>
        </text:list-item>
        <text:list-item>
          <text:p text:style-name="P14">All values should be rounded down</text:p>
        </text:list-item>
        <text:list-item>
          <text:p text:style-name="P15"><text:span text:style-name="T16">The "Open Weather API Guide" helps you find useful information, links, documents to start using our weather API services smoothly is one of the leading digital weather information providers.</text:span><text:span text:style-name="T17"><text:line-break/></text:span></text:p>
        </text:list-item>
      </text:list>
      <text:p text:style-name="P18"><text:span text:style-name="T19">Background</text:span><text:span text:style-name="T20">:</text:span></text:p>
      <text:list text:style-name="LFO2" text:continue-numbering="true">
        <text:list-item>
          <text:p text:style-name="P21">Used UFT Tool and VB Script language</text:p>
        </text:list-item>
        <text:list-item>
          <text:p text:style-name="P22">Used Node.js as server.</text:p>
        </text:list-item>
        <text:list-item>
          <text:p text:style-name="P23">Installed npm and used it for hosting the application locally.</text:p>
        </text:list-item>
        <text:list-item>
          <text:p text:style-name="P24">Written automated test cases in UFT using VB script.</text:p>
        </text:list-item>
        <text:list-item>
          <text:p text:style-name="P25">Run the test cases using the test data</text:p>
        </text:list-item>
      </text:list>
      <text:p text:style-name="P26"><text:span text:style-name="T27"><text:line-break/></text:span><text:span text:style-name="T28">Scenario</text:span><text:span text:style-name="T29">:</text:span></text:p>
      <text:p text:style-name="P30">001_Verify entering city name:</text:p>
      <text:list text:style-name="LFO2" text:continue-numbering="true">
        <text:list-item>
          <text:p text:style-name="P31"><text:span text:style-name="T32">Given user launches the application</text:span></text:p>
        </text:list-item>
        <text:list-item>
          <text:p text:style-name="P33"><text:span text:style-name="T34">When user click beside “</text:span><text:span text:style-name="T35">Five-day</text:span><text:span text:style-name="T36"><text:s/>weather<text:s/></text:span><text:span text:style-name="T37">forecast “</text:span></text:p>
        </text:list-item>
        <text:list-item>
          <text:p text:style-name="P38"><text:span text:style-name="T39">Then user should be able to edit</text:span></text:p>
        </text:list-item>
        <text:list-item>
          <text:p text:style-name="P40"><text:span text:style-name="T41">The user should be allowed to enter text.</text:span></text:p>
        </text:list-item>
        <text:list-item>
          <text:p text:style-name="P42">The Entered text should be displayed in Bold letters</text:p>
        </text:list-item>
        <text:list-item>
          <text:p text:style-name="P43">When user enters valid city name</text:p>
        </text:list-item>
        <text:list-item>
          <text:p text:style-name="P44">Then the city name should be entered successfully and the field should come out of the edit mode.</text:p>
        </text:list-item>
      </text:list>
      <text:p text:style-name="ListParagraph"/>
      <text:p text:style-name="P45">002_Verify the columns when user enters a city name:</text:p>
      <text:list text:style-name="LFO2" text:continue-numbering="true">
        <text:list-item>
          <text:p text:style-name="P46">Given<text:s/>user launches the application.</text:p>
        </text:list-item>
        <text:list-item>
          <text:p text:style-name="P47">Then user should be able to click beside “Five day weather Forecast<text:s/>for “</text:p>
        </text:list-item>
        <text:list-item>
          <text:p text:style-name="P48">When user enters valid city name and press enter</text:p>
        </text:list-item>
        <text:list-item>
          <text:p text:style-name="P49">Then day<text:s/>forecast should be displayed in the table below in 5 Columns.</text:p>
        </text:list-item>
        <text:list-item>
          <text:p text:style-name="P50">And the date and day details should be displayed in the first column.</text:p>
        </text:list-item>
        <text:list-item>
          <text:p text:style-name="P51">And the weather condition symbol should be displayed in the Second column.</text:p>
        </text:list-item>
        <text:list-item>
          <text:p text:style-name="P52">And the maximum and minimum<text:s/>temperatures should be displayed in the third column.</text:p>
        </text:list-item>
        <text:list-item>
          <text:p text:style-name="P53">And the speed and direction value should be displayed in the fourth column.</text:p>
        </text:list-item>
        <text:list-item>
          <text:p text:style-name="P54">And the rainfall data should be displayed in the fifth column.</text:p>
        </text:list-item>
      </text:list>
      <text:p text:style-name="ListParagraph"/>
      <text:p text:style-name="ListParagraph"/>
      <text:p text:style-name="P55">003_Verify the 5 day data display when user enters any city:</text:p>
      <text:list text:style-name="LFO2" text:continue-numbering="true">
        <text:list-item>
          <text:p text:style-name="P56">Given<text:s/>user launches the application.</text:p>
        </text:list-item>
        <text:list-item>
          <text:p text:style-name="P57">When user enters a valid city name.</text:p>
        </text:list-item>
        <text:list-item>
          <text:p text:style-name="P58">Then data should be displayed in 5 rows below the city name.</text:p>
        </text:list-item>
        <text:list-item>
          <text:p text:style-name="P59">And the value in the first column of the first row should be<text:s/>the following day of the calendar.</text:p>
        </text:list-item>
        <text:list-item>
          <text:p text:style-name="P60">And the next date in the calendar should be displayed beside the day value.</text:p>
        </text:list-item>
        <text:list-item>
          <text:p text:style-name="P61">And the next calendar date after the current date should be displayed in light colour font.</text:p>
        </text:list-item>
        <text:list-item>
          <text:p text:style-name="P62">And the value in first column of second row should display the next day which is displayed in first row.</text:p>
        </text:list-item>
        <text:list-item>
          <text:p text:style-name="P63">And the next calendar date after date value in first row should be displayed next to the day in light colour font.</text:p>
        </text:list-item>
        <text:list-item>
          <text:p text:style-name="P64">And the value in the first column of third row should be the next day which is displayed in second row.</text:p>
        </text:list-item>
        <text:list-item>
          <text:p text:style-name="P65">And the next calendar date after date value in second row should be displayed next to it in light colour font.<text:s/></text:p>
        </text:list-item>
        <text:list-item>
          <text:p text:style-name="P66">And the value in the first column of fourth row should be the next day which is displayed in the third row.</text:p>
        </text:list-item>
        <text:list-item>
          <text:p text:style-name="P67">And the next calendar date after date displayed in third row should be displayed next to the day value in light colour font.</text:p>
        </text:list-item>
        <text:list-item>
          <text:p text:style-name="P68">And the value in the first column of the fifth row should be the next day which is displayed<text:s/>in fourth row.</text:p>
        </text:list-item>
        <text:list-item>
          <text:p text:style-name="P69">And the next calendar date after date displayed in fourth row should be displayed next to the day value in light colour don’t.</text:p>
        </text:list-item>
      </text:list>
      <text:p text:style-name="ListParagraph"/>
      <text:p text:style-name="P70">004_Verify the hourly forecast when user clicks on any row:</text:p>
      <text:list text:style-name="LFO2" text:continue-numbering="true">
        <text:list-item>
          <text:p text:style-name="P71">Given<text:s/>user launches the application.</text:p>
        </text:list-item>
        <text:list-item>
          <text:p text:style-name="P72">When user enters a valid city.</text:p>
        </text:list-item>
        <text:list-item>
          <text:p text:style-name="P73">Then 5 rows should be displayed below the entered city.</text:p>
        </text:list-item>
        <text:list-item>
          <text:p text:style-name="P74">When user clicks on any row.</text:p>
        </text:list-item>
        <text:list-item>
          <text:p text:style-name="P75">Then the row should be expanded and eight subset rows should be displayed under each row.</text:p>
        </text:list-item>
        <text:list-item>
          <text:p text:style-name="P76">When user clicks on any other row.</text:p>
        </text:list-item>
        <text:list-item>
          <text:p text:style-name="P77">Then the subset rows of first row should be closed.</text:p>
        </text:list-item>
        <text:list-item>
          <text:p text:style-name="P78">And another subset of 8 rows should be displayed below the newly selected row.</text:p>
        </text:list-item>
        <text:list-item>
          <text:p text:style-name="P79">And the value of the first column in the subset rows should be the time stamp with a gap of 3 hours.</text:p>
        </text:list-item>
        <text:list-item>
          <text:p text:style-name="P80">When user clicks on the row again.</text:p>
        </text:list-item>
        <text:list-item>
          <text:p text:style-name="P81">Then the row should be closed.</text:p>
        </text:list-item>
      </text:list>
      <text:p text:style-name="ListParagraph"/>
      <text:p text:style-name="Normal"/>
      <text:p text:style-name="P82">005_Verify the summary row display:</text:p>
      <text:list text:style-name="LFO2" text:continue-numbering="true">
        <text:list-item>
          <text:p text:style-name="P83">Given user launches the application.</text:p>
        </text:list-item>
        <text:list-item>
          <text:p text:style-name="P84">When user enters a valid city name.</text:p>
        </text:list-item>
        <text:list-item>
          <text:p text:style-name="P85">Then 5 rows should be displayed below.</text:p>
        </text:list-item>
        <text:list-item>
          <text:p text:style-name="P86">And when user clicks on any row.</text:p>
        </text:list-item>
        <text:list-item>
          <text:p text:style-name="P87">Then 8 subset rows should be displayed under the selected row.</text:p>
        </text:list-item>
        <text:list-item>
          <text:p text:style-name="P88">And the temperature value in the summary value should be the most common value of the subset rows present below it.</text:p>
        </text:list-item>
        <text:list-item>
          <text:p text:style-name="P89">And the condition of the day should be<text:s/>displaying<text:s/>the most common symbol as that of the subset rows below.</text:p>
        </text:list-item>
        <text:list-item>
          <text:p text:style-name="P90">And the windspeed value should display the most common as that of the subset rows below.</text:p>
        </text:list-item>
        <text:list-item>
          <text:p text:style-name="P91">And the rainfall value should be the sum of all the subset rows present below the main row.</text:p>
        </text:list-item>
      </text:list>
      <text:p text:style-name="Normal"/>
      <text:p text:style-name="ListParagraph"><text:span text:style-name="T92">006_Verify the rounding of values</text:span><text:span text:style-name="T93">:</text:span></text:p>
      <text:list text:style-name="LFO2" text:continue-numbering="true">
        <text:list-item>
          <text:p text:style-name="P94">Given user has launched the application.</text:p>
        </text:list-item>
        <text:list-item>
          <text:p text:style-name="P95">When user enters a valid city name.</text:p>
        </text:list-item>
        <text:list-item>
          <text:p text:style-name="P96">Then the temperature forecast data should be displayed in 5 rows below.</text:p>
        </text:list-item>
        <text:list-item>
          <text:p text:style-name="P97">And the temperature value in the 3<text:span text:style-name="T98">rd</text:span><text:s/>column should always display a whole number.</text:p>
        </text:list-item>
        <text:list-item>
          <text:p text:style-name="P99">And the temperature should be displayed in centigrade.</text:p>
        </text:list-item>
        <text:list-item>
          <text:p text:style-name="P100">And the wind speed value in the 4<text:span text:style-name="T101">th</text:span><text:s/>column should always be a whole number.</text:p>
        </text:list-item>
        <text:list-item>
          <text:p text:style-name="P102">And the unit of the wind speed should be a whole number.</text:p>
        </text:list-item>
        <text:list-item>
          <text:p text:style-name="P103">And the unit of the rainfall value should be MM.</text:p>
        </text:list-item>
      </text:list>
      <text:p text:style-name="ListParagraph"/>
      <text:p text:style-name="ListParagraph"/>
      <text:p text:style-name="ListParagraph"><text:span text:style-name="T104">007_Verify the symbols display in the 2</text:span><text:span text:style-name="T105">nd<text:s/></text:span><text:span text:style-name="T106">column</text:span><text:span text:style-name="T107">:</text:span></text:p>
      <text:list text:style-name="LFO2" text:continue-numbering="true">
        <text:list-item>
          <text:p text:style-name="P108">Given user enters a valid city name.</text:p>
        </text:list-item>
        <text:list-item>
          <text:p text:style-name="P109">Then the temperature forecast values should be displayed in 5 rows below.</text:p>
        </text:list-item>
        <text:list-item>
          <text:p text:style-name="P110">When the weather condition forecast is Sunny.</text:p>
        </text:list-item>
        <text:list-item>
          <text:p text:style-name="P111">Then “Sun” symbol should be displayed in the 2<text:span text:style-name="T112">nd</text:span><text:s/>column.</text:p>
        </text:list-item>
        <text:list-item>
          <text:p text:style-name="P113">When the weather condition forecast is cloudy.</text:p>
        </text:list-item>
        <text:list-item>
          <text:p text:style-name="P114">Then a “Cloud” symbol should be displayed in the 2<text:span text:style-name="T115">nd</text:span><text:s/>row.</text:p>
        </text:list-item>
        <text:list-item>
          <text:p text:style-name="P116">Then a “Cloud with Rain” symbol be displayed in the 2<text:span text:style-name="T117">nd</text:span><text:s/>column.</text:p>
        </text:list-item>
      </text:list>
      <text:p text:style-name="Normal"/>
      <text:p text:style-name="ListParagraph"><text:span text:style-name="T118">008_Verify the s</text:span><text:span text:style-name="T119">y</text:span><text:span text:style-name="T120">mbols display in the 4</text:span><text:span text:style-name="T121">Th</text:span><text:span text:style-name="T122"><text:s/>column</text:span><text:span text:style-name="T123">:</text:span></text:p>
      <text:list text:style-name="LFO2" text:continue-numbering="true">
        <text:list-item>
          <text:p text:style-name="P124">Given<text:s/>user has launched the application.</text:p>
        </text:list-item>
        <text:list-item>
          <text:p text:style-name="P125">When user enters a valid city name.</text:p>
        </text:list-item>
        <text:list-item>
          <text:p text:style-name="P126">Then the temperature forecast values should be displayed in 5 rows below.</text:p>
        </text:list-item>
        <text:list-item>
          <text:p text:style-name="P127">When the wind direction is towards North.</text:p>
        </text:list-item>
        <text:list-item>
          <text:p text:style-name="P128">Then an arrow symbol pointing up should be displayed in the 4<text:span text:style-name="T129">th</text:span><text:s/>column beside the wind speed value.</text:p>
        </text:list-item>
        <text:list-item>
          <text:p text:style-name="P130">When the wind direction is towards South.</text:p>
        </text:list-item>
        <text:list-item>
          <text:p text:style-name="P131">Then an arrow symbol pointing Down should be displayed in the 4<text:span text:style-name="T132">th</text:span><text:s/>column beside the wind speed vale.</text:p>
        </text:list-item>
      </text:list>
      <text:p text:style-name="ListParagraph"/>
      <text:list text:style-name="LFO2" text:continue-numbering="true">
        <text:list-item>
          <text:p text:style-name="P133">When the wind direction is towards East.</text:p>
        </text:list-item>
        <text:list-item>
          <text:p text:style-name="P134">Then an arrow symbol pointing Right should be displayed in the 4<text:span text:style-name="T135">th</text:span><text:s/>column beside the wind speed value.</text:p>
        </text:list-item>
        <text:list-item>
          <text:p text:style-name="P136">When the wind direction is towards West.</text:p>
        </text:list-item>
        <text:list-item>
          <text:p text:style-name="P137">Then an arrow symbol pointing Left should be displayed in the 4<text:span text:style-name="T138">th</text:span><text:s/>column beside the wind speed value.</text:p>
        </text:list-item>
        <text:list-item>
          <text:p text:style-name="P139">When the wind direction is towards North-East.</text:p>
        </text:list-item>
        <text:list-item>
          <text:p text:style-name="P140">Then an arrow symbol pointing towards 45 degrees to the left side of North Symbol should be displayed in the 4<text:span text:style-name="T141">th</text:span><text:s/>column beside the wind speed value.</text:p>
        </text:list-item>
        <text:list-item>
          <text:p text:style-name="P142">When the wind direction is towards North-West.</text:p>
        </text:list-item>
        <text:list-item>
          <text:p text:style-name="P143">Then an arrow symbol pointing 45 degrees to the right side of North symbol should be displayed in the 4<text:span text:style-name="T144">th</text:span><text:s/>column beside the wind speed value.</text:p>
        </text:list-item>
        <text:list-item>
          <text:p text:style-name="P145">When the wind direction is towards South-East.</text:p>
        </text:list-item>
        <text:list-item>
          <text:p text:style-name="P146">Then an arrow symbol pointing 45 degrees to the left side of South symbol should be displayed in the 4<text:span text:style-name="T147">th</text:span><text:s/>column beside the wind speed value.</text:p>
        </text:list-item>
        <text:list-item>
          <text:p text:style-name="P148">When the wind direction is towards South-West.</text:p>
        </text:list-item>
        <text:list-item>
          <text:p text:style-name="P149">Then an arrow symbol pointing 45 degrees to the right side of South symbol should be displayed in the 4<text:span text:style-name="T150">th</text:span><text:s/>column beside the wind speed value.</text:p>
        </text:list-item>
      </text:list>
      <text:p text:style-name="Normal"/>
      <text:p text:style-name="Normal"/>
      <text:p text:style-name="Normal"/>
      <text:p text:style-name="Normal"/>
      <text:p text:style-name="ListParagraph"/>
      <text:p text:style-name="ListParagraph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k" style:display-name="k" style:family="text" style:parent-style-name="DefaultParagraphFont"/>
    <style:style style:name="nf" style:display-name="nf" style:family="text" style:parent-style-name="DefaultParagraphFont"/>
    <style:style style:name="s" style:display-name="s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rakesh@yahoo.com</meta:initial-creator>
    <dc:creator>dirakesh@yahoo.com</dc:creator>
    <meta:creation-date>2019-11-04T21:01:00Z</meta:creation-date>
    <dc:date>2019-11-04T21:01:00Z</dc:date>
    <meta:template xlink:href="Normal" xlink:type="simple"/>
    <meta:editing-cycles>2</meta:editing-cycles>
    <meta:editing-duration>PT420S</meta:editing-duration>
    <meta:document-statistic meta:page-count="4" meta:paragraph-count="13" meta:word-count="1043" meta:character-count="6981" meta:row-count="49" meta:non-whitespace-character-count="5951"/>
  </office:meta>
</office:document-meta>
</file>